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83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Worldcrafter Save Fil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File Version</text:p>
          </table:table-cell>
          <table:table-cell table:number-columns-repeated="8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8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1"/>
          <table:table-cell office:value-type="float" office:value="0" calcext:value-type="float">
            <text:p>0</text:p>
          </table:table-cell>
          <table:table-cell table:number-columns-repeated="2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4"/>
          <table:table-cell table:number-columns-repeated="13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office:value-type="float" office:value="59" calcext:value-type="float">
            <text:p>59</text:p>
          </table:table-cell>
          <table:table-cell table:number-columns-repeated="38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office:value-type="float" office:value="57" calcext:value-type="float">
            <text:p>57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7"/>
          <table:table-cell table:number-columns-repeated="3" office:value-type="float" office:value="57" calcext:value-type="float">
            <text:p>5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table:number-columns-repeated="5" office:value-type="float" office:value="57" calcext:value-type="float">
            <text:p>5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2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13"/>
          <table:table-cell table:number-columns-repeated="7"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M: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7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6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M: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5"/>
          <table:table-cell table:number-columns-repeated="15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table:number-columns-repeated="4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M: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6"/>
          <table:table-cell table:number-columns-repeated="11" office:value-type="float" office:value="23" calcext:value-type="float">
            <text:p>23</text:p>
          </table:table-cell>
          <table:table-cell table:number-columns-repeated="6"/>
          <table:table-cell table:number-columns-repeated="7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2"/>
          <table:table-cell table:number-columns-repeated="4" office:value-type="float" office:value="8" calcext:value-type="float">
            <text:p>8</text:p>
          </table:table-cell>
          <table:table-cell/>
          <table:table-cell office:value-type="string" calcext:value-type="string">
            <text:p>M:8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36"/>
        </table:table-row>
        <table:table-row table:style-name="ro1">
          <table:table-cell table:number-columns-repeated="16" office:value-type="float" office:value="2" calcext:value-type="float">
            <text:p>2</text:p>
          </table:table-cell>
          <table:table-cell table:number-columns-repeated="31" office:value-type="float" office:value="23" calcext:value-type="float">
            <text:p>23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9:45:29.3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9:45:46.612000000</dc:date>
    <meta:editing-duration>PT24M51S</meta:editing-duration>
    <meta:editing-cycles>3</meta:editing-cycles>
    <meta:generator>LibreOffice/5.1.3.2$Windows_x86 LibreOffice_project/644e4637d1d8544fd9f56425bd6cec110e49301b</meta:generator>
    <meta:document-statistic meta:table-count="1" meta:cell-count="376" meta:object-count="0"/>
  </office:meta>
</office:document-meta>
</file>